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1c4aba"/>
    </style:style>
    <style:style style:name="P4" style:family="paragraph" style:parent-style-name="Standard">
      <style:text-properties officeooo:paragraph-rsid="001f4a75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officeooo:rsid="001f3089"/>
    </style:style>
    <style:style style:name="T2" style:family="text">
      <style:text-properties style:text-position="super 58%" officeooo:rsid="001f3089"/>
    </style:style>
    <style:style style:name="T3" style:family="text">
      <style:text-properties officeooo:rsid="001f4a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 for compiling CVIEW on Windows <text:span text:style-name="T1">as of November 30</text:span><text:span text:style-name="T2">th</text:span><text:span text:style-name="T1">, 2010</text:span></text:p>
      <text:p text:style-name="Standard"/>
      <text:p text:style-name="Standard">I have only tested this so far on Windows XP.</text:p>
      <text:p text:style-name="Standard"/>
      <text:p text:style-name="Standard">Download GNUstep for windows (<text:a xlink:type="simple" xlink:href="http://www.gnustep.org/experience/Windows.html">http://www.gnustep.org/experience/Windows.html</text:a>) in the correct order <text:span text:style-name="T1">(versions as of this writing)</text:span>:</text:p>
      <text:list xml:id="list120709217" text:style-name="L1">
        <text:list-item>
          <text:p text:style-name="P2">GNUstep System <text:span text:style-name="T1">(Stable - 0.25.1)</text:span></text:p>
        </text:list-item>
        <text:list-item>
          <text:p text:style-name="P2">GNUstep Core <text:span text:style-name="T1">(Stable – 0.25.0)</text:span></text:p>
        </text:list-item>
        <text:list-item>
          <text:p text:style-name="P2">CNUsetp Devel <text:span text:style-name="T1">(Stable – 1.1.1)</text:span></text:p>
        </text:list-item>
      </text:list>
      <text:p text:style-name="Standard"/>
      <text:p text:style-name="Standard">The two other packages should not be required.</text:p>
      <text:p text:style-name="Standard"/>
      <text:p text:style-name="P1">*special note on paths: <text:s/>Be very careful when downloading software to be compiled and installed on mingw. <text:s/>You should make sure you don't download to a path like: C:\Documents and Settings\ because of the spaces in the pathname. <text:s/>Windows applications seem fine with it, but linux paths don't allow for spaces, so some configure scripts/software might not handle those spaces so well. <text:s/>Instead create a new folder like C:\mystuff <text:s/><text:span text:style-name="T1">and </text:span>download/compile from that location.</text:p>
      <text:p text:style-name="Standard"/>
      <text:p text:style-name="Standard">Then create a folder C:\min</text:p>
      <text:p text:style-name="Standard"/>
      <text:p text:style-name="Standard">Download <text:a xlink:type="simple" xlink:href="http://ftp.gnu.org/gnu/wget/wget-latest.tar.bz2">http://ftp.gnu.org/gnu/wget/wget-latest.tar.bz2</text:a> to C:\min</text:p>
      <text:p text:style-name="Standard"/>
      <text:p text:style-name="Standard">Point to Start-&gt;Programs-&gt;GNUstep-&gt;shell (this should open up a mingw shell)</text:p>
      <text:p text:style-name="Standard"/>
      <text:p text:style-name="Standard">From this point all we should have to do download and compile from source all the dependencies required by CVIEW.</text:p>
      <text:p text:style-name="Standard"/>
      <text:p text:style-name="Standard">cd /c #this may be different on your machine, but this should be the C:\ <text:s/>drive on windows</text:p>
      <text:p text:style-name="Standard"/>
      <text:p text:style-name="Standard">download and build Mesa-6.1</text:p>
      <text:p text:style-name="Standard">include the appopriate headers from Mesa-6.1 (the mingw install has version 4.0, but this is not we need at least xxx for GLPointGrid.m).</text:p>
      <text:p text:style-name="Standard"/>
      <text:p text:style-name="Standard">download <text:a xlink:type="simple" xlink:href="http://mirror.cinquix.com/pub/savannah/freetype/freetype-2.3.11.tar.bz2">http://mirror.cinquix.com/pub/savannah/freetype/freetype-2.3.11.tar.bz2</text:a></text:p>
      <text:p text:style-name="Standard">tar xjvf freetype-2.3.11.tar.bz2</text:p>
      <text:p text:style-name="Standard">cd freetype-2.3.11</text:p>
      <text:p text:style-name="Standard">./configure &amp;&amp; make &amp;&amp; make install</text:p>
      <text:p text:style-name="Standard"/>
      <text:p text:style-name="Standard">ImageMagick has a Binary Release for mingw, which is nice for us so we don't have to compile it :-)</text:p>
      <text:p text:style-name="Standard"><text:a xlink:type="simple" xlink:href="http://www.imagemagick.org/script/binary-releases.php">http://www.imagemagick.org/script/binary-releases.php</text:a></text:p>
      <text:p text:style-name="Standard">or just download <text:a xlink:type="simple" xlink:href="http://www.imagemagick.org/download/binaries/ImageMagick-i686-pc-mingw32.tar.gz">http://www.imagemagick.org/download/binaries/ImageMagick-i686-pc-mingw32.tar.gz</text:a> to C:\min</text:p>
      <text:p text:style-name="Standard"/>
      <text:p text:style-name="Standard">follow the instructions on the ImageMagick binary release page to set the appropriate environment variables (add those instructions)</text:p>
      <text:p text:style-name="Standard"/>
      <text:p text:style-name="P3"><text:soft-page-break/>export PKG_CONFIG_PATH=/c/min/ImageMagic*/lib/pkgconfig;</text:p>
      <text:p text:style-name="P3"/>
      <text:p text:style-name="Standard">install GTK+ for windows:</text:p>
      <text:p text:style-name="Standard">http://sourceforge.net/projects/gimp-win/files/Obsolete/</text:p>
      <text:p text:style-name="Standard"/>
      <text:p text:style-name="Standard">#this link might be bad, but worked at time of use. <text:s/>This is ftgl-2.1.3</text:p>
      <text:p text:style-name="Standard">wget <text:a xlink:type="simple" xlink:href="http://downloads.sourceforge.net/project/ftgl/FTGL%20Source/2.1.3%7Erc5/ftgl-2.1.3-rc5.tar.gz?use_mirror=iweb">http://downloads.sourceforge.net/project/ftgl/FTGL%20Source/2.1.3%7Erc5/ftgl-2.1.3-rc5.tar.gz?use_mirror=iweb</text:a></text:p>
      <text:p text:style-name="Standard">cd ftgl-2.1.3~r</text:p>
      <text:p text:style-name="Standard">mingw is a little weird because it put the opengl libraries in a weird place (or maybe GNUstep did that...). <text:s/>On my system, I ran:</text:p>
      <text:p text:style-name="Standard">find / -name “*glu*”</text:p>
      <text:p text:style-name="Standard">/mingw/include/GL/glu.h</text:p>
      <text:p text:style-name="Standard">/mingw/lib/libglu32.a</text:p>
      <text:p text:style-name="Standard">/mingw/lib/libglut.a</text:p>
      <text:p text:style-name="Standard">/mingw/lib/libglut32.a</text:p>
      <text:p text:style-name="Standard"/>
      <text:p text:style-name="Standard">So it put those libraries under /mingw/lib, which is a pain because we have to now pass special parameters to the configure script:</text:p>
      <text:p text:style-name="Standard">./configure –with-gl-lib=/mingw/lib</text:p>
      <text:p text:style-name="Standard">If that works then we can run:</text:p>
      <text:p text:style-name="Standard">make &amp;&amp; make install</text:p>
      <text:p text:style-name="Standard"/>
      <text:p text:style-name="Standard"/>
      <text:p text:style-name="P5"/>
      <text:p text:style-name="Standard"/>
      <text:p text:style-name="P4"><text:span text:style-name="T3">To run the CVIEW binary that is created, you need to download </text:span>the Microsoft Visual C++ 2008 Redistributable Package at:</text:p>
      <text:p text:style-name="P4"><text:a xlink:type="simple" xlink:href="http://www.microsoft.com/downloads/details.aspx?familyid=9b2da534-3e03-4391-8a4d-074b9f2bc1bf&amp;displaylang=en">http://www.microsoft.com/downloads/details.aspx?familyid=9b2da534-3e03-4391-8a4d-074b9f2bc1bf&amp;displaylang=e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ock Erwin</meta:initial-creator>
    <meta:creation-date>2009-12-31T07:57:08</meta:creation-date>
    <dc:date>2010-11-30T12:10:30</dc:date>
    <meta:editing-duration>PT751H02M37S</meta:editing-duration>
    <meta:editing-cycles>9</meta:editing-cycles>
    <meta:generator>OpenOffice.org/3.2$Unix OpenOffice.org_project/320m19$Build-9505</meta:generator>
    <meta:document-statistic meta:table-count="0" meta:image-count="0" meta:object-count="0" meta:page-count="2" meta:paragraph-count="41" meta:word-count="394" meta:character-count="2964"/>
  </office:meta>
</office:document-meta>
</file>